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d9f6" officeooo:paragraph-rsid="0001d9f6"/>
    </style:style>
    <style:style style:name="P2" style:family="paragraph" style:parent-style-name="Standard">
      <style:text-properties officeooo:paragraph-rsid="0001d9f6"/>
    </style:style>
    <style:style style:name="T1" style:family="text">
      <style:text-properties officeooo:rsid="0001d9f6"/>
    </style:style>
    <style:style style:name="T2" style:family="text">
      <style:text-properties officeooo:rsid="0003a1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9</text:p>
      <text:p text:style-name="P2"><text:span text:style-name="T1">The key point is VC dimension definition - “</text:span>the most points H <text:span text:style-name="T1">c</text:span>an shatter”.</text:p>
      <text:p text:style-name="P1">Intersection of hypothesis sets has lower capacity than any individual set. Intersection could be empty as well. Consider H1 = {1, x, x^2} and H2 = {1, x, x^4}. Then intersection(H1, H2) = {1, x}, which, obviously, has lower capacity to <text:span text:style-name="T2">be able to </text:span>shatter any possible data. <text:span text:style-name="T2">Upper bound corresponds to the situation when the most “weak” hypothesis set lies completely in all other sets.</text:span></text:p>
      <text:p text:style-name="P1"/>
      <text:p text:style-name="P1">Q10</text:p>
      <text:p text:style-name="P1">Union of hypothesis sets has at least the capacity of the most “powerful” hypothesis set among the given ones: we can take only the most powerful hypothesis set and forget about other sets. Lower bound corresponds the situation when all hypothesis sets, except one, are fully included into the most powerful one. Upper bound <text:span text:style-name="T2">corresponds to the situation when all hypothesis sets are mutually independent – have no intersection \ live in perpendicular hypothesis space – in this case upper bound capacity equals at least the sum of capacities of independent sets. Don’t know why K-1 i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20:51:19.587722419</meta:creation-date>
    <dc:date>2017-05-06T21:12:16.544335340</dc:date>
    <meta:editing-duration>PT10M36S</meta:editing-duration>
    <meta:editing-cycles>2</meta:editing-cycles>
    <meta:generator>LibreOffice/5.1.6.2$Linux_X86_64 LibreOffice_project/10m0$Build-2</meta:generator>
    <meta:document-statistic meta:table-count="0" meta:image-count="0" meta:object-count="0" meta:page-count="1" meta:paragraph-count="5" meta:word-count="182" meta:character-count="1059" meta:non-whitespace-character-count="884"/>
  </office:meta>
</office:document-meta>
</file>